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9880e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8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0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1">1<text:span text:style-name="T1">1</text:span>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6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04T11:31:13.745008878</dc:date>
    <dc:creator>Bob Correcteur</dc:creator>
    <meta:editing-duration>PT2H18M</meta:editing-duration>
    <meta:editing-cycles>93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5" meta:character-count="287" meta:non-whitespace-character-count="258"/>
  </office:meta>
</office:document-meta>
</file>